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, sans-serif" svg:font-family="'Arial, sans-serif'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1631d"/>
    </style:style>
    <style:style style:name="P3" style:family="paragraph" style:parent-style-name="Standard">
      <style:paragraph-properties fo:text-align="justify" style:justify-single-word="false"/>
      <style:text-properties officeooo:paragraph-rsid="00190420"/>
    </style:style>
    <style:style style:name="P4" style:family="paragraph" style:parent-style-name="Standard">
      <style:text-properties officeooo:paragraph-rsid="0017a217"/>
    </style:style>
    <style:style style:name="P5" style:family="paragraph" style:parent-style-name="_3c_byline_3e_">
      <style:text-properties style:use-window-font-color="true" loext:opacity="0%" officeooo:paragraph-rsid="0017a217"/>
    </style:style>
    <style:style style:name="P6" style:family="paragraph" style:parent-style-name="_3c_byline_3e_">
      <style:text-properties officeooo:paragraph-rsid="0017a217"/>
    </style:style>
    <style:style style:name="P7" style:family="paragraph" style:parent-style-name="_3c_l_3e_">
      <style:text-properties officeooo:paragraph-rsid="0017a217"/>
    </style:style>
    <style:style style:name="P8" style:family="paragraph" style:parent-style-name="_3c_label.head_3e_">
      <style:text-properties officeooo:paragraph-rsid="0017a217"/>
    </style:style>
    <style:style style:name="P9" style:family="paragraph" style:parent-style-name="_3c_list_3e_">
      <style:text-properties officeooo:paragraph-rsid="0017a217"/>
    </style:style>
    <style:style style:name="P10" style:family="paragraph" style:parent-style-name="_3c_salute_3e_">
      <style:text-properties officeooo:paragraph-rsid="0017a217"/>
    </style:style>
    <style:style style:name="P11" style:family="paragraph" style:parent-style-name="Text_20_body">
      <style:text-properties style:use-window-font-color="true" loext:opacity="0%" style:font-name="Times" fo:font-size="12pt" officeooo:paragraph-rsid="0017a217" style:font-size-asian="12pt"/>
    </style:style>
    <style:style style:name="P12" style:family="paragraph" style:parent-style-name="Text_20_body">
      <style:text-properties officeooo:paragraph-rsid="0017a217"/>
    </style:style>
    <style:style style:name="P13" style:family="paragraph" style:parent-style-name="Text_20_body">
      <style:text-properties officeooo:paragraph-rsid="00190420"/>
    </style:style>
    <style:style style:name="P14" style:family="paragraph" style:parent-style-name="Text_20_body">
      <style:text-properties officeooo:paragraph-rsid="001acc55"/>
    </style:style>
    <style:style style:name="P15" style:family="paragraph" style:parent-style-name="Text_20_body">
      <style:text-properties officeooo:paragraph-rsid="001b6028"/>
    </style:style>
    <style:style style:name="P16" style:family="paragraph" style:parent-style-name="Text_20_body">
      <style:text-properties officeooo:paragraph-rsid="001c539a"/>
    </style:style>
    <style:style style:name="P17" style:family="paragraph" style:parent-style-name="Standard">
      <style:text-properties style:font-name="Times New Roman" fo:font-size="10pt" officeooo:paragraph-rsid="0017a217" style:font-size-asian="10pt"/>
    </style:style>
    <style:style style:name="P18" style:family="paragraph" style:parent-style-name="Standard" style:master-page-name="Standard">
      <style:paragraph-properties style:page-number="auto"/>
      <style:text-properties officeooo:paragraph-rsid="0017a217"/>
    </style:style>
    <style:style style:name="T1" style:family="text">
      <style:text-properties officeooo:rsid="0011631d"/>
    </style:style>
    <style:style style:name="T2" style:family="text">
      <style:text-properties style:text-position="super 58%"/>
    </style:style>
    <style:style style:name="T3" style:family="text">
      <style:text-properties officeooo:rsid="001190b3"/>
    </style:style>
    <style:style style:name="T4" style:family="text">
      <style:text-properties officeooo:rsid="0011ca9b"/>
    </style:style>
    <style:style style:name="T5" style:family="text">
      <style:text-properties officeooo:rsid="00128968"/>
    </style:style>
    <style:style style:name="T6" style:family="text">
      <style:text-properties style:font-name="Times New Roman" fo:font-size="10pt" style:font-size-asian="10pt"/>
    </style:style>
    <style:style style:name="T7" style:family="text">
      <style:text-properties style:font-name="Times New Roman" fo:font-size="10pt" fo:font-style="italic" style:font-size-asian="10pt" style:font-style-asian="italic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font-name="Times" fo:font-size="12pt" style:font-size-asian="12pt"/>
    </style:style>
    <style:style style:name="T10" style:family="text">
      <style:text-properties officeooo:rsid="0017a217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pyeditor : Mathilde Nicolas. </text:p>
      <text:p text:style-name="P1">Creator: <text:span text:style-name="T1">P</text:span><text:span text:style-name="T10">OQUELIN</text:span><text:span text:style-name="T1"> Jean-Baptiste, dit Molière (1622-1673)</text:span></text:p>
      <text:p text:style-name="P1">Title: Le mariage forcé, ballet du Roy, dansé par S. M. le 29 jour de janvier 1664</text:p>
      <text:p text:style-name="P1">Date: <text:span text:style-name="T1">1664</text:span> </text:p>
      <text:p text:style-name="P2">Bibl: <text:span text:style-name="T1">Poquelin Jean-Baptiste, dit Molière</text:span>,<text:span text:style-name="T11"> Le mariage forcé, ballet du Roy, dansé par S. M. le 29 jour de janvier 1664</text:span>, Paris, <text:span text:style-name="T1">Robert Ballard</text:span>, 1664. </text:p>
      <text:p text:style-name="P1"/>
      <text:p text:style-name="P1"/>
      <text:p text:style-name="P13"><text:span text:style-name="_3c_pb_3e_"><text:span text:style-name="T1">NP</text:span></text:span><text:span text:style-name="T1"> </text:span></text:p>
      <text:p text:style-name="Title">Le Mariage forcé, ballet du roi, Paris, Ballard, 1664</text:p>
      <text:p text:style-name="Title">Danse par sa Majesté, le 29. jour de Ianuier 1664. </text:p>
      <text:p text:style-name="Text_20_body"/>
      <text:p text:style-name="Text_20_body">A PARIS, </text:p>
      <text:p text:style-name="_3c_byline_3e_">Par <text:span text:style-name="_3c_persName_3e_">ROBERT BALLARD</text:span>, seul Imprimeur du Roy pour la Musique. </text:p>
      <text:p text:style-name="Text_20_body"><text:span text:style-name="_3c_date_3e_">M. DC. LXIV.</text:span></text:p>
      <text:p text:style-name="Text_20_body">Auec Priuilege de sa Majesté. </text:p>
      <text:p text:style-name="Text_20_body"/>
      <text:p text:style-name="P13"><text:span text:style-name="_3c_pb_3e_"><text:span text:style-name="T1">NP</text:span></text:span><text:span text:style-name="T1"> </text:span></text:p>
      <text:p text:style-name="_3c_label.head_3e_">LES ACTE<text:span text:style-name="T1">V</text:span>RS DE LA COM<text:span text:style-name="T1">E</text:span>DIE.</text:p>
      <text:p text:style-name="_3c_list_3e_"><text:span text:style-name="_3c_name_3e_">Sganarelle</text:span>. <text:span text:style-name="_3c_persName_3e_">Moli</text:span><text:span text:style-name="_3c_persName_3e_"><text:span text:style-name="T1">er</text:span></text:span><text:span text:style-name="T1">. </text:span></text:p>
      <text:p text:style-name="_3c_list_3e_"><text:span text:style-name="_3c_name_3e_">Geronimo</text:span>. <text:span text:style-name="_3c_persName_3e_">La Thorilli</text:span><text:span text:style-name="_3c_persName_3e_"><text:span text:style-name="T1">e</text:span></text:span><text:span text:style-name="_3c_persName_3e_">re</text:span>.</text:p>
      <text:p text:style-name="_3c_list_3e_"><text:span text:style-name="_3c_name_3e_">Dorim</text:span><text:span text:style-name="_3c_name_3e_"><text:span text:style-name="T1">e</text:span></text:span><text:span text:style-name="_3c_name_3e_">ne</text:span>. <text:span text:style-name="_3c_persName_3e_">Mad</text:span><text:span text:style-name="_3c_persName_3e_"><text:span text:style-name="T2">lle</text:span></text:span><text:span text:style-name="_3c_persName_3e_"> du Parc</text:span>.</text:p>
      <text:p text:style-name="_3c_list_3e_"><text:span text:style-name="_3c_name_3e_">Alcantor</text:span>. <text:span text:style-name="_3c_persName_3e_">B</text:span><text:span text:style-name="_3c_persName_3e_"><text:span text:style-name="T1">e</text:span></text:span><text:span text:style-name="_3c_persName_3e_">jart</text:span>.</text:p>
      <text:p text:style-name="_3c_list_3e_"><text:span text:style-name="_3c_name_3e_">Lycante</text:span>. <text:span text:style-name="_3c_persName_3e_">La Grange</text:span>.</text:p>
      <text:p text:style-name="_3c_list_3e_"><text:span text:style-name="_3c_name_3e_">Premi</text:span><text:span text:style-name="_3c_name_3e_"><text:span text:style-name="T1">er</text:span></text:span><text:span text:style-name="_3c_name_3e_"> Bo</text:span><text:span text:style-name="_3c_name_3e_"><text:span text:style-name="T1">ësmienne</text:span></text:span><text:span text:style-name="T1">.</text:span> <text:span text:style-name="_3c_persName_3e_">Mad</text:span><text:span text:style-name="_3c_persName_3e_"><text:span text:style-name="T2">lle.</text:span></text:span><text:span text:style-name="_3c_persName_3e_"> B</text:span><text:span text:style-name="_3c_persName_3e_"><text:span text:style-name="T1">e</text:span></text:span><text:span text:style-name="_3c_persName_3e_">jart</text:span>.</text:p>
      <text:p text:style-name="_3c_list_3e_"><text:span text:style-name="_3c_name_3e_">Seconde Bo</text:span><text:span text:style-name="_3c_name_3e_"><text:span text:style-name="T1">ës</text:span></text:span><text:span text:style-name="_3c_name_3e_">mienne</text:span>. <text:span text:style-name="_3c_persName_3e_">Mad</text:span><text:span text:style-name="_3c_persName_3e_"><text:span text:style-name="T2">lle. </text:span></text:span><text:span text:style-name="_3c_persName_3e_">de Brie</text:span>.</text:p>
      <text:p text:style-name="_3c_list_3e_"><text:span text:style-name="_3c_name_3e_">Premier Docteur</text:span>. <text:span text:style-name="_3c_persName_3e_">Br</text:span><text:span text:style-name="_3c_persName_3e_"><text:span text:style-name="T1">e</text:span></text:span><text:span text:style-name="_3c_persName_3e_">court</text:span>.</text:p>
      <text:p text:style-name="_3c_list_3e_"><text:span text:style-name="_3c_name_3e_">Second Docteur</text:span>. <text:span text:style-name="_3c_persName_3e_">Du Croisy</text:span>.</text:p>
      <text:p text:style-name="Text_20_body"/>
      <text:p text:style-name="P14"><text:span text:style-name="_3c_pb_3e_"><text:span text:style-name="T3">NP</text:span></text:span><text:span text:style-name="T3"> </text:span></text:p>
      <text:p text:style-name="_3c_label.head_3e_">LE MARIAGE FORCÉ.</text:p>
      <text:p text:style-name="_3c_label.head_3e_">BALLET.</text:p>
      <text:p text:style-name="_3c_label.head_3e_">ARG<text:span text:style-name="T1">V</text:span>MENT.</text:p>
      <text:p text:style-name="Text_20_body"><text:soft-page-break/>C<text:span text:style-name="T1">OMME</text:span> il n’y a rien au monde qui soit si commun que le Mariage, <text:span text:style-name="T1">&amp;</text:span> que c’est <text:span text:style-name="T1">v</text:span>ne chose sur laquelle les hommes ordinairement se tournent le plus en ridicules ; il n’est pas mer<text:span text:style-name="T1">u</text:span>eilleux que ce soit to<text:span text:style-name="T1">û</text:span>jours la mati<text:span text:style-name="T1">e</text:span>re de la plu<text:span text:style-name="T1">s</text:span>part des <text:span text:style-name="_3c_tech_3e_">Com</text:span><text:span text:style-name="_3c_tech_3e_"><text:span text:style-name="T1">e</text:span></text:span><text:span text:style-name="_3c_tech_3e_">dies</text:span>, aussi bien que des <text:span text:style-name="_3c_tech_3e_">Ballets</text:span>, qui sont des Com<text:span text:style-name="T1">e</text:span>dies mu<text:span text:style-name="T1">ë</text:span>ttes ; <text:span text:style-name="T1">&amp;</text:span> c’est par là qu’on a pris l’<text:span text:style-name="T1">I</text:span>dée de cette <text:span text:style-name="_3c_tech_3e_">Com</text:span><text:span text:style-name="_3c_tech_3e_"><text:span text:style-name="T1">e</text:span></text:span><text:span text:style-name="_3c_tech_3e_">die-Mascarade</text:span>.</text:p>
      <text:p text:style-name="Text_20_body"/>
      <text:p text:style-name="P14"><text:span text:style-name="_3c_pb_3e_"><text:span text:style-name="T3">4</text:span></text:span><text:span text:style-name="T3"> </text:span></text:p>
      <text:p text:style-name="_3c_label.head_3e_">ACTE PREMIER.</text:p>
      <text:p text:style-name="_3c_label.head_3e_">SC<text:span text:style-name="T3">E</text:span>NE PREMI<text:span text:style-name="T3">E</text:span>RE.</text:p>
      <text:p text:style-name="Text_20_body"><text:span text:style-name="_3c_name_3e_">S</text:span><text:span text:style-name="_3c_name_3e_"><text:span text:style-name="T3">G</text:span></text:span><text:span text:style-name="_3c_name_3e_">anarelle</text:span> demande conseil au <text:span text:style-name="_3c_name_3e_">Seigneur Geronimo</text:span> s’il se doit marier, ou non : C<text:span text:style-name="T3">ét</text:span> am<text:span text:style-name="T3">y</text:span> lu<text:span text:style-name="T3">y </text:span>dit franchement que le Mariage n’est gu<text:span text:style-name="T3">er</text:span>e<text:span text:style-name="T3">s</text:span> le fait d’<text:span text:style-name="T3">v</text:span>n homme de cinquante ans : Mais <text:span text:style-name="_3c_name_3e_">Sganarelle</text:span> lu<text:span text:style-name="T3">y</text:span> r<text:span text:style-name="T3">es</text:span>pond qu’il est r<text:span text:style-name="T3">e</text:span>solu au Mariage, <text:span text:style-name="T3">&amp;</text:span> l’autre, voyant cette extra<text:span text:style-name="T3">u</text:span>agance, de demander conseil apr<text:span text:style-name="T3">e</text:span>s <text:span text:style-name="T3">v</text:span>ne r<text:span text:style-name="T3">e</text:span>solution prise, lu<text:span text:style-name="T3">y</text:span> conseille hautement de se marier, <text:span text:style-name="T3">&amp;</text:span> le quitte en riant.</text:p>
      <text:p text:style-name="Text_20_body"/>
      <text:p text:style-name="_3c_label.head_3e_">SCÈNE DE<text:span text:style-name="T3">V</text:span>XI<text:span text:style-name="T3">ES</text:span>ME.</text:p>
      <text:p text:style-name="Text_20_body">La <text:span text:style-name="_3c_name_3e_">Ma</text:span><text:span text:style-name="_3c_name_3e_"><text:span text:style-name="T3">i</text:span></text:span><text:span text:style-name="_3c_name_3e_">tresse de Sganarelle</text:span> arri<text:span text:style-name="T3">u</text:span>e, qui lu<text:span text:style-name="T3">y</text:span> dit qu’elle est ra<text:span text:style-name="T3">u</text:span>ie de se marier a<text:span text:style-name="T3">u</text:span>ec lu<text:span text:style-name="T3">y</text:span>, pour pou<text:span text:style-name="T3">u</text:span>oi<text:span text:style-name="T3">t</text:span> sortir promptement de la suj<text:span text:style-name="T3">ess</text:span>ion de son P<text:span text:style-name="T3">e</text:span>re, <text:span text:style-name="T3">&amp;</text:span> a<text:span text:style-name="T3">u</text:span>oir d<text:span text:style-name="T3">e</text:span>sormais toutes ses coudées franches ; &amp; l<text:span text:style-name="T3">a-</text:span>dessus elle lu<text:span text:style-name="T3">y</text:span> conte la mani<text:span text:style-name="T3">e</text:span>re dont elle pr<text:span text:style-name="T3">e</text:span>tend vi<text:span text:style-name="T3">u</text:span>re a<text:span text:style-name="T3">u</text:span>ec lu<text:span text:style-name="T3">y</text:span>, qui sera proprement la naï<text:span text:style-name="T3">u</text:span>e peinture d’<text:span text:style-name="T3">v</text:span>ne Coquette ache<text:span text:style-name="T3">u</text:span>ée. <text:span text:style-name="_3c_name_3e_">Sganarelle</text:span> reste seul assez <text:span text:style-name="T3">es</text:span>tonné ; Il se plaint, apr<text:span text:style-name="T3">e</text:span>s ce discours, <text:span text:style-name="_3c_pb_3e_"><text:span text:style-name="T3">5</text:span></text:span><text:span text:style-name="T3"> </text:span>d’<text:span text:style-name="T3">v</text:span>ne pesanteur de t<text:span text:style-name="T3">es</text:span>te <text:span text:style-name="T3">es</text:span>pou<text:span text:style-name="T3">u</text:span>antable, <text:span text:style-name="T3">&amp;</text:span> se mettant en <text:span text:style-name="_3c_placeName_3e_"><text:span text:style-name="T3">v</text:span></text:span><text:span text:style-name="_3c_placeName_3e_">n coin du Th</text:span><text:span text:style-name="_3c_placeName_3e_"><text:span text:style-name="T3">ea</text:span></text:span><text:span text:style-name="_3c_placeName_3e_">tre </text:span>pour dormir, il voit en songe <text:span text:style-name="_3c_name_3e_"><text:span text:style-name="T3">v</text:span></text:span><text:span text:style-name="_3c_name_3e_">ne femme</text:span> repr<text:span text:style-name="T3">e</text:span>sentée par <text:span text:style-name="_3c_persName_3e_">Mademoiselle Hylaire</text:span>, qui chante ce R<text:span text:style-name="T3">e</text:span>cit.</text:p>
      <text:p text:style-name="Text_20_body"/>
      <text:p text:style-name="_3c_label.head_3e_">R<text:span text:style-name="T3">E</text:span>CIT DE LA BEA<text:span text:style-name="T3">V</text:span>TÉ.</text:p>
      <text:p text:style-name="_3c_l_3e_">S<text:span text:style-name="T3">I</text:span> l’Amour vous so<text:span text:style-name="T3">û</text:span>met à ses lois inhumaines,<text:line-break/>Choisissez, en a<text:span text:style-name="T3">y</text:span>mant, <text:span text:style-name="T3">v</text:span>n objet plein d’app<text:span text:style-name="T3">as </text:span>;<text:line-break/>Portez, au moins, de belles cha<text:span text:style-name="T3">is</text:span>nes,<text:line-break/>Et puis qu’il faut mourir, mourez d’<text:span text:style-name="T3">v</text:span>n beau tr<text:span text:style-name="T3">es</text:span>pas.</text:p>
      <text:p text:style-name="Text_20_body"/>
      <text:p text:style-name="_3c_l_3e_">Si l’ob<text:span text:style-name="T3">i</text:span>et de vos feux ne m<text:span text:style-name="T3">e</text:span>rite vos peines,<text:line-break/>Sous l’empire d’Amour ne vous engagez pas :<text:line-break/>Portez, au moins, etc.</text:p>
      <text:p text:style-name="Text_20_body"/>
      <text:p text:style-name="_3c_label.head_3e_">PREMI<text:span text:style-name="T4">E</text:span>RE ENTRÉE.</text:p>
      <text:p text:style-name="Text_20_body"><text:span text:style-name="_3c_name_3e_">La </text:span><text:span text:style-name="_3c_name_3e_"><text:span text:style-name="T4">I</text:span></text:span><text:span text:style-name="_3c_name_3e_">alousie</text:span>, <text:span text:style-name="_3c_name_3e_">les Chagrins</text:span>, <text:span text:style-name="T4">&amp;</text:span> <text:span text:style-name="_3c_name_3e_">les Soupçons</text:span>.</text:p>
      <text:p text:style-name="Text_20_body"><text:span text:style-name="_3c_name_3e_">La </text:span><text:span text:style-name="_3c_name_3e_"><text:span text:style-name="T4">I</text:span></text:span><text:span text:style-name="_3c_name_3e_">alousie</text:span>, <text:span text:style-name="_3c_persName_3e_">Le Sieur Doli</text:span><text:span text:style-name="_3c_persName_3e_"><text:span text:style-name="T4">u</text:span></text:span><text:span text:style-name="_3c_persName_3e_">et</text:span>.</text:p>
      <text:p text:style-name="Text_20_body"><text:span text:style-name="_3c_name_3e_">Les </text:span><text:span text:style-name="_3c_name_3e_"><text:span text:style-name="T4">c</text:span></text:span><text:span text:style-name="_3c_name_3e_">hagrins</text:span>, <text:span text:style-name="_3c_persName_3e_">Les Sieurs S. André</text:span>, <text:span text:style-name="T4">&amp;</text:span> <text:span text:style-name="_3c_persName_3e_">Desbrosses</text:span>.</text:p>
      <text:p text:style-name="Text_20_body"><text:span text:style-name="_3c_name_3e_">Les </text:span><text:span text:style-name="_3c_name_3e_"><text:span text:style-name="T4">s</text:span></text:span><text:span text:style-name="_3c_name_3e_">oupçons</text:span>, <text:span text:style-name="_3c_persName_3e_">Les Sieurs de Lorge</text:span>, <text:span text:style-name="T4">&amp;</text:span> <text:span text:style-name="_3c_persName_3e_">le Chantre</text:span>.</text:p>
      <text:p text:style-name="Text_20_body"/>
      <text:p text:style-name="_3c_label.head_3e_">II. ENTRÉE.</text:p>
      <text:p text:style-name="Text_20_body"><text:soft-page-break/><text:span text:style-name="_3c_name_3e_">Quatre Plaisans</text:span>, ou <text:span text:style-name="_3c_name_3e_">Goguenars</text:span>.</text:p>
      <text:p text:style-name="Text_20_body">Le <text:span text:style-name="_3c_persName_3e_">Comte d’Armagnac</text:span>, <text:span text:style-name="_3c_persName_3e_">Messieurs d’Heureux</text:span>, <text:span text:style-name="_3c_persName_3e_">Beauchamp</text:span>, <text:span text:style-name="T4">&amp;</text:span> <text:span text:style-name="_3c_persName_3e_">des-Airs le jeune</text:span>.</text:p>
      <text:p text:style-name="Text_20_body"/>
      <text:p text:style-name="P15"><text:span text:style-name="_3c_pb_3e_"><text:span text:style-name="T4">6</text:span></text:span><text:span text:style-name="T4"> </text:span></text:p>
      <text:p text:style-name="_3c_label.head_3e_">ACTE SECOND.</text:p>
      <text:p text:style-name="_3c_label.head_3e_">SC<text:span text:style-name="T4">E</text:span>NE PREMI<text:span text:style-name="T4">E</text:span>RE.</text:p>
      <text:p text:style-name="Text_20_body">L<text:span text:style-name="T4">E</text:span> <text:span text:style-name="_3c_name_3e_">Seigneur Geronimo</text:span> <text:span text:style-name="T4">esu</text:span>eille <text:span text:style-name="_3c_name_3e_">Sganarelle</text:span>, qui lui veut conter le songe qu’il vient de faire : mais il lu<text:span text:style-name="T4">y</text:span> r<text:span text:style-name="T4">es</text:span>pond qu’il n’entend rien aux songes, <text:span text:style-name="T4">&amp;</text:span> que sur le sujet du Mariage il peut consulter deux s<text:span text:style-name="T4">çau</text:span>ants qui sont contents de lu<text:span text:style-name="T4">y</text:span>, dont l’<text:span text:style-name="T4">v</text:span>n suit la Philosophie d’<text:span text:style-name="_3c_persName_3e_">Aristote</text:span>, <text:span text:style-name="T4">&amp;</text:span> l’autre est Pyrrhonien.</text:p>
      <text:p text:style-name="Text_20_body"/>
      <text:p text:style-name="_3c_label.head_3e_">SC<text:span text:style-name="T4">E</text:span>NE DE<text:span text:style-name="T4">V</text:span>XI<text:span text:style-name="T4">ES</text:span>ME.</text:p>
      <text:p text:style-name="Text_20_body">I<text:span text:style-name="T4">L</text:span> trou<text:span text:style-name="T4">u</text:span>e le premier qui l’<text:span text:style-name="T4">es</text:span>tourdit de son caquet, <text:span text:style-name="T4">&amp;</text:span> ne le laisse point parler ; ce qui l’oblige à le maltrait<text:span text:style-name="T4">t</text:span>er.</text:p>
      <text:p text:style-name="Text_20_body"/>
      <text:p text:style-name="_3c_label.head_3e_">SC<text:span text:style-name="T4">E</text:span>NE TROISI<text:span text:style-name="T4">E</text:span>ME.</text:p>
      <text:p text:style-name="Text_20_body">E<text:span text:style-name="T4">N</text:span>suite il rencontre l’autre, qui ne lu<text:span text:style-name="T4">y</text:span> r<text:span text:style-name="T4">es</text:span>pond, sui<text:span text:style-name="T4">u</text:span>ant sa doctrine, qu’en termes qui ne d<text:span text:style-name="T4">e</text:span>cident rien ; il le chasse a<text:span text:style-name="T4">u</text:span>ec col<text:span text:style-name="T4">e</text:span>re, <text:span text:style-name="T4">&amp;</text:span> l<text:span text:style-name="T4">a </text:span>dessus arri<text:span text:style-name="T4">u</text:span>ent <text:span text:style-name="_3c_name_3e_">deux </text:span><text:span text:style-name="_3c_name_3e_"><text:span text:style-name="T4">E</text:span></text:span><text:span text:style-name="_3c_name_3e_">gyptiens</text:span>, <text:span text:style-name="T4">&amp;</text:span> <text:span text:style-name="_3c_name_3e_">quatre </text:span><text:span text:style-name="_3c_name_3e_"><text:span text:style-name="T4">E</text:span></text:span><text:span text:style-name="_3c_name_3e_">gyptiennes</text:span>.</text:p>
      <text:p text:style-name="Text_20_body"/>
      <text:p text:style-name="P15"><text:span text:style-name="_3c_pb_3e_"><text:span text:style-name="T4">7</text:span></text:span><text:span text:style-name="T4"> </text:span></text:p>
      <text:p text:style-name="_3c_label.head_3e_">III. ENTRÉE.</text:p>
      <text:p text:style-name="Text_20_body"><text:span text:style-name="_3c_name_3e_">Deux </text:span><text:span text:style-name="_3c_name_3e_"><text:span text:style-name="T4">E</text:span></text:span><text:span text:style-name="_3c_name_3e_">gyptiens</text:span>, <text:span text:style-name="T4">&amp;</text:span> <text:span text:style-name="_3c_name_3e_">quatre </text:span><text:span text:style-name="_3c_name_3e_"><text:span text:style-name="T4">E</text:span></text:span><text:span text:style-name="_3c_name_3e_">gyptiennes</text:span>.</text:p>
      <text:p text:style-name="Text_20_body"><text:span text:style-name="_3c_name_3e_">Deux </text:span><text:span text:style-name="_3c_name_3e_"><text:span text:style-name="T4">E</text:span></text:span><text:span text:style-name="_3c_name_3e_">gyptiens</text:span>, <text:span text:style-name="_3c_persName_3e_">LE RO</text:span><text:span text:style-name="_3c_persName_3e_"><text:span text:style-name="T4">Y</text:span></text:span>, <text:span text:style-name="_3c_persName_3e_">Le Marquis de Villeroy</text:span>.</text:p>
      <text:p text:style-name="Text_20_body"><text:span text:style-name="_3c_name_3e_"><text:span text:style-name="T4">E</text:span></text:span><text:span text:style-name="_3c_name_3e_">gyptiennes</text:span>, <text:span text:style-name="_3c_persName_3e_">Le Marquis de Rassan</text:span>, <text:span text:style-name="_3c_persName_3e_">les Sieurs Raynal</text:span>, <text:span text:style-name="_3c_persName_3e_">Noblet</text:span>, <text:span text:style-name="T4">&amp;</text:span> <text:span text:style-name="_3c_persName_3e_">la Pierre</text:span>.</text:p>
      <text:p text:style-name="Text_20_body">I<text:span text:style-name="T4">L</text:span> prend fantaisie à <text:span text:style-name="_3c_name_3e_">Sganarelle</text:span> de se faire dire sa bonne a<text:span text:style-name="T4">ua</text:span>nture, <text:span text:style-name="T4">&amp;</text:span> rencontrant <text:span text:style-name="_3c_persName_3e_">deux Bo</text:span><text:span text:style-name="_3c_persName_3e_"><text:span text:style-name="T4">ës</text:span></text:span><text:span text:style-name="_3c_persName_3e_">miennes</text:span>, il leur demande s’il sera heureux en son Mariage : pour r<text:span text:style-name="T4">es</text:span>pon<text:span text:style-name="T4">c</text:span>e ils se mettent à danser en se moquant de lu<text:span text:style-name="T4">y</text:span>, ce qui l’oblige d’aller trou<text:span text:style-name="T4">u</text:span>er <text:span text:style-name="_3c_name_3e_"><text:span text:style-name="T4">v</text:span></text:span><text:span text:style-name="_3c_name_3e_">n Magicien</text:span>.</text:p>
      <text:p text:style-name="Text_20_body"/>
      <text:p text:style-name="_3c_label.head_3e_">R<text:span text:style-name="T4">E</text:span>CIT D’<text:span text:style-name="T4">V</text:span>N MAGICIEN.</text:p>
      <text:p text:style-name="Text_20_body">Chanté par <text:span text:style-name="_3c_name_3e_">Monsieur Desti</text:span><text:span text:style-name="_3c_name_3e_"><text:span text:style-name="T4">u</text:span></text:span><text:span text:style-name="_3c_name_3e_">al</text:span>.</text:p>
      <text:p text:style-name="_3c_l_3e_">H<text:span text:style-name="T4">o</text:span>l<text:span text:style-name="T4">a</text:span>,<text:line-break/>Qui va l<text:span text:style-name="T4">a<text:line-break/></text:span>Dis-mo<text:span text:style-name="T4">y</text:span> vi<text:span text:style-name="T4">st</text:span>e quel souc<text:span text:style-name="T4">y<text:line-break/></text:span>Te peut amener ic<text:span text:style-name="T4">y</text:span>.<text:line-break/>Mariage. Ce sont de grands myst<text:span text:style-name="T4">e</text:span>res<text:line-break/>Que ces sortes d’affaires.<text:line-break/><text:soft-page-break/><text:span text:style-name="_3c_pb_3e_"><text:span text:style-name="T4">8</text:span></text:span><text:span text:style-name="T4"> </text:span>Destinée. <text:span text:style-name="T4">I</text:span>e te vais pour cela par mes charmes profonds<text:line-break/>Faire venir quatre D<text:span text:style-name="T4">e</text:span>mons.</text:p>
      <text:p text:style-name="Text_20_body"/>
      <text:p text:style-name="Text_20_body">Ces gens <text:span text:style-name="T4">la</text:span>.</text:p>
      <text:p text:style-name="_3c_l_3e_">Non non n’ayez aucune peur<text:line-break/><text:span text:style-name="T4">I</text:span>e leur <text:span text:style-name="T4">os</text:span>tera<text:span text:style-name="T4">y</text:span> la laideur.<text:line-break/>N’effrayez pas.<text:line-break/>Des puissances in<text:span text:style-name="T4">u</text:span>incibles<text:line-break/>Rendent depuis long-temps tous les D<text:span text:style-name="T4">e</text:span>mons mu<text:span text:style-name="T4">ë</text:span>ts<text:line-break/>Mais par signes intelligibles<text:line-break/>Ils r<text:span text:style-name="T4">es</text:span>pondront à tes souhaits.</text:p>
      <text:p text:style-name="Text_20_body"/>
      <text:p text:style-name="_3c_label.head_3e_">IV. ENTRÉE.</text:p>
      <text:p text:style-name="Text_20_body"><text:span text:style-name="_3c_name_3e_"><text:span text:style-name="T4">V</text:span></text:span><text:span text:style-name="_3c_name_3e_">n Magicien</text:span> qui fait sortir <text:span text:style-name="_3c_name_3e_">quatre D</text:span><text:span text:style-name="_3c_name_3e_"><text:span text:style-name="T4">e</text:span></text:span><text:span text:style-name="_3c_name_3e_">mons</text:span>.</text:p>
      <text:p text:style-name="Text_20_body"><text:span text:style-name="_3c_name_3e_">Le Magicien</text:span>, <text:span text:style-name="_3c_persName_3e_">Monsieur Beauchamp</text:span>.</text:p>
      <text:p text:style-name="Text_20_body"><text:span text:style-name="_3c_name_3e_">Quatre D</text:span><text:span text:style-name="_3c_name_3e_"><text:span text:style-name="T4">e</text:span></text:span><text:span text:style-name="_3c_name_3e_">mons</text:span>, <text:span text:style-name="_3c_persName_3e_">Messieurs d’Heureux</text:span>, <text:span text:style-name="_3c_persName_3e_">de Lorge</text:span>, <text:span text:style-name="_3c_persName_3e_">des-Airs l’a</text:span><text:span text:style-name="_3c_persName_3e_"><text:span text:style-name="T4">is</text:span></text:span><text:span text:style-name="_3c_persName_3e_">né</text:span>, <text:span text:style-name="T4">&amp;</text:span> <text:span text:style-name="_3c_persName_3e_">le Mercier</text:span>.</text:p>
      <text:p text:style-name="Text_20_body"/>
      <text:p text:style-name="Text_20_body"><text:span text:style-name="_3c_name_3e_"><text:span text:style-name="T4">SG</text:span></text:span><text:span text:style-name="_3c_name_3e_">anarelle</text:span> les interroge, ils r<text:span text:style-name="T4">es</text:span>pondent par signes, <text:span text:style-name="T4">&amp;</text:span> sortent en lu<text:span text:style-name="T4">y</text:span> faisant les cornes.</text:p>
      <text:p text:style-name="Text_20_body"/>
      <text:p text:style-name="P15"><text:span text:style-name="_3c_pb_3e_"><text:span text:style-name="T4">9</text:span></text:span><text:span text:style-name="T4"> </text:span></text:p>
      <text:p text:style-name="_3c_label.head_3e_">ACTE TROISI<text:span text:style-name="T4">ES</text:span>ME.</text:p>
      <text:p text:style-name="_3c_label.head_3e_">SC<text:span text:style-name="T4">E</text:span>NE PREMI<text:span text:style-name="T4">E</text:span>RE.</text:p>
      <text:p text:style-name="Text_20_body"><text:span text:style-name="_3c_name_3e_">S</text:span><text:span text:style-name="_3c_name_3e_"><text:span text:style-name="T4">G</text:span></text:span><text:span text:style-name="_3c_name_3e_">anarelle</text:span> effrayé de ce pr<text:span text:style-name="T4">e</text:span>sage, veut s’aller dégager au P<text:span text:style-name="T4">e</text:span>re, qui ayant o<text:span text:style-name="T4">üy</text:span> la proposition, lu<text:span text:style-name="T4">y</text:span> r<text:span text:style-name="T4">es</text:span>pond qu’il n’a rien à lu<text:span text:style-name="T4">y</text:span> dire, <text:span text:style-name="T4">&amp;</text:span> qu’il lui va tout<text:span text:style-name="T4">e</text:span> à l’heure en<text:span text:style-name="T4">u</text:span>oyer sa r<text:span text:style-name="T4">es</text:span>pon<text:span text:style-name="T4">c</text:span>e.</text:p>
      <text:p text:style-name="Text_20_body"/>
      <text:p text:style-name="_3c_label.head_3e_">SC<text:span text:style-name="T5">E</text:span>NE DE<text:span text:style-name="T5">V</text:span>XI<text:span text:style-name="T5">ES</text:span>ME.</text:p>
      <text:p text:style-name="Text_20_body">C<text:span text:style-name="T5">E</text:span>tte r<text:span text:style-name="T5">es</text:span>pon<text:span text:style-name="T5">c</text:span>e est <text:span text:style-name="T5">v</text:span>n bra<text:span text:style-name="T5">u</text:span>e doucereux, son fils, qui vient a<text:span text:style-name="T5">u</text:span>ec ci<text:span text:style-name="T5">u</text:span>ilité à <text:span text:style-name="_3c_name_3e_">Sganarelle</text:span>, <text:span text:style-name="T5">&amp;</text:span> lu<text:span text:style-name="T5">y</text:span> fait <text:span text:style-name="T5">v</text:span>n petit compliment pour se couper la gorge ensemble. <text:span text:style-name="_3c_name_3e_">Sganarelle</text:span> l’ayant refusé, il lu<text:span text:style-name="T5">y</text:span> donne quelques coups de b<text:span text:style-name="T5">as</text:span>ton, le plus ci<text:span text:style-name="T5">u</text:span>ilement du monde, <text:span text:style-name="T5">&amp;</text:span> ces coups de b<text:span text:style-name="T5">as</text:span>ton le portent à demeurer d’accord d’<text:span text:style-name="T5">es</text:span>pouser la fille.</text:p>
      <text:p text:style-name="Text_20_body"/>
      <text:p text:style-name="_3c_label.head_3e_">SC<text:span text:style-name="T5">E</text:span>NE TROISI<text:span text:style-name="T5">ES</text:span>ME.</text:p>
      <text:p text:style-name="Text_20_body"><text:span text:style-name="_3c_name_3e_">S</text:span><text:span text:style-name="_3c_name_3e_"><text:span text:style-name="T5">G</text:span></text:span><text:span text:style-name="_3c_name_3e_">anarelle</text:span> touche les mains à la fille.</text:p>
      <text:p text:style-name="Text_20_body"/>
      <text:p text:style-name="P15"><text:span text:style-name="_3c_pb_3e_"><text:span text:style-name="T5">10</text:span></text:span><text:span text:style-name="T5"> </text:span></text:p>
      <text:p text:style-name="_3c_label.head_3e_">V. ENTRÉE.</text:p>
      <text:p text:style-name="Text_20_body"><text:soft-page-break/><text:span text:style-name="_3c_name_3e_"><text:span text:style-name="T5">V</text:span></text:span><text:span text:style-name="_3c_name_3e_">n Ma</text:span><text:span text:style-name="_3c_name_3e_"><text:span text:style-name="T5">is</text:span></text:span><text:span text:style-name="_3c_name_3e_">tre à danser</text:span> repr<text:span text:style-name="T5">e</text:span>senté par <text:span text:style-name="_3c_persName_3e_">M. Doli</text:span><text:span text:style-name="_3c_persName_3e_"><text:span text:style-name="T5">u</text:span></text:span><text:span text:style-name="_3c_persName_3e_">et</text:span>, qui vient enseigner <text:span text:style-name="T5">v</text:span>ne courante à <text:span text:style-name="_3c_name_3e_">Sganarelle</text:span>.</text:p>
      <text:p text:style-name="Text_20_body"/>
      <text:p text:style-name="_3c_label.head_3e_">SC<text:span text:style-name="T5">E</text:span>NE Q<text:span text:style-name="T5">V</text:span>ATRI<text:span text:style-name="T5">ES</text:span>ME.</text:p>
      <text:p text:style-name="Text_20_body">L<text:span text:style-name="T5">E</text:span> <text:span text:style-name="_3c_name_3e_">Seigneur Geronimo</text:span> vient se r<text:span text:style-name="T5">esi</text:span>ou<text:span text:style-name="T5">ï</text:span>r a<text:span text:style-name="T5">u</text:span>ec son am<text:span text:style-name="T5">y</text:span>, <text:span text:style-name="T5">&amp;</text:span> lu<text:span text:style-name="T5">y</text:span> dit que les jeunes gens de la Ville ont pr<text:span text:style-name="T5">e</text:span>paré <text:span text:style-name="T5">v</text:span>ne mascarade pour honorer ses No<text:span text:style-name="T5">p</text:span>ces.</text:p>
      <text:p text:style-name="Text_20_body"/>
      <text:p text:style-name="Text_20_body">Concert Espagnol, Chanté par</text:p>
      <text:p text:style-name="_3c_list_3e_"><text:span text:style-name="_3c_persName_3e_">La Seignora Anna Bergerotti</text:span>.</text:p>
      <text:p text:style-name="_3c_list_3e_"><text:span text:style-name="_3c_persName_3e_">Bordigoni</text:span>.</text:p>
      <text:p text:style-name="_3c_list_3e_"><text:span text:style-name="_3c_persName_3e_">Chiarini</text:span>.</text:p>
      <text:p text:style-name="_3c_list_3e_"><text:span text:style-name="_3c_persName_3e_">Ion. Agustin</text:span>.</text:p>
      <text:p text:style-name="_3c_list_3e_"><text:span text:style-name="_3c_persName_3e_">Tailla</text:span><text:span text:style-name="_3c_persName_3e_"><text:span text:style-name="T5">u</text:span></text:span><text:span text:style-name="_3c_persName_3e_">aca</text:span>.</text:p>
      <text:p text:style-name="_3c_list_3e_"><text:span text:style-name="_3c_persName_3e_">Angelo Michaël</text:span>.</text:p>
      <text:p text:style-name="Text_20_body"/>
      <text:p text:style-name="_3c_l_3e_"><text:span text:style-name="_3c_foreign_3e_">Z</text:span><text:span text:style-name="_3c_foreign_3e_"><text:span text:style-name="T5">I</text:span></text:span><text:span text:style-name="_3c_foreign_3e_">ego me tienes Belisa<text:line-break/>Mas bien tùs rigores veo<text:line-break/>Por que estu desden tan claro<text:line-break/>Que pueden verle los ciegos.</text:span></text:p>
      <text:p text:style-name="Text_20_body"/>
      <text:p text:style-name="_3c_l_3e_"><text:span text:style-name="_3c_pb_3e_"><text:span text:style-name="T5">11</text:span></text:span><text:span text:style-name="T5"> </text:span><text:span text:style-name="_3c_foreign_3e_">Aunque mi amores tan grande<text:line-break/>Como mi dolor noes menos<text:line-break/>Si calla el </text:span><text:span text:style-name="_3c_foreign_3e_"><text:span text:style-name="T5">v</text:span></text:span><text:span text:style-name="_3c_foreign_3e_">no dormido<text:line-break/>Se que fa el otro despierto.</text:span></text:p>
      <text:p text:style-name="Text_20_body"/>
      <text:p text:style-name="_3c_l_3e_"><text:span text:style-name="_3c_foreign_3e_">Fabores tuios Belisa<text:line-break/>Tu vieralos yo secretos<text:line-break/>Mas ya de dolores mios<text:line-break/>No puedo azerlo que quiero.</text:span></text:p>
      <text:p text:style-name="Text_20_body"/>
      <text:p text:style-name="_3c_label.head_3e_">VI. ENTRÉE.</text:p>
      <text:p text:style-name="Text_20_body"><text:span text:style-name="_3c_name_3e_">Deux Espagnols</text:span>, et <text:span text:style-name="_3c_name_3e_">deux Espagnoles</text:span>.</text:p>
      <text:p text:style-name="Text_20_body"><text:span text:style-name="_3c_persName_3e_">Messieurs du Pille</text:span>, <text:span text:style-name="T5">&amp;</text:span> <text:span text:style-name="_3c_persName_3e_">Tartas</text:span>, <text:span text:style-name="_3c_name_3e_">Espagnols</text:span>.</text:p>
      <text:p text:style-name="Text_20_body"><text:span text:style-name="_3c_persName_3e_">Messieurs de la Lanne</text:span>, <text:span text:style-name="T5">&amp;</text:span> <text:span text:style-name="_3c_persName_3e_">de S. André</text:span>, <text:span text:style-name="_3c_name_3e_">Espagno</text:span><text:span text:style-name="_3c_name_3e_"><text:span text:style-name="T5">l</text:span></text:span><text:span text:style-name="_3c_name_3e_">les</text:span>.</text:p>
      <text:p text:style-name="Text_20_body"/>
      <text:p text:style-name="_3c_label.head_3e_">VII. ENTRÉE.</text:p>
      <text:p text:style-name="Text_20_body"><text:span text:style-name="T5">V</text:span>n Chari<text:span text:style-name="T5">u</text:span>ar<text:span text:style-name="T5">y</text:span> <text:span text:style-name="T5">c</text:span>rotesque.</text:p>
      <text:p text:style-name="Text_20_body"><text:span text:style-name="_3c_persName_3e_">Monsieur Lully</text:span>, <text:span text:style-name="_3c_persName_3e_">Les Sieurs Balthasard</text:span>, <text:span text:style-name="_3c_persName_3e_">Vagnac</text:span>, <text:span text:style-name="_3c_persName_3e_">Bonnard</text:span>, <text:span text:style-name="_3c_persName_3e_">la Pierre</text:span>, <text:span text:style-name="_3c_persName_3e_">Descouteaux</text:span>, <text:span text:style-name="T5">&amp;</text:span> <text:span text:style-name="_3c_persName_3e_">les trois Opterres frères</text:span>.</text:p>
      <text:p text:style-name="Text_20_body"/>
      <text:p text:style-name="P16"><text:span text:style-name="_3c_pb_3e_"><text:span text:style-name="T5">12</text:span></text:span><text:span text:style-name="T5"> </text:span></text:p>
      <text:p text:style-name="_3c_label.head_3e_"><text:soft-page-break/>VIII. ET DERNI<text:span text:style-name="T5">E</text:span>RE ENTRÉE.</text:p>
      <text:p text:style-name="Text_20_body"><text:span text:style-name="_3c_name_3e_">Quatre Ga</text:span><text:span text:style-name="_3c_name_3e_"><text:span text:style-name="T5">l</text:span></text:span><text:span text:style-name="_3c_name_3e_">lan</text:span><text:span text:style-name="_3c_name_3e_"><text:span text:style-name="T5">d</text:span></text:span><text:span text:style-name="_3c_name_3e_">s</text:span> caj<text:span text:style-name="T5">e</text:span>ol<text:span text:style-name="T5">l</text:span>an<text:span text:style-name="T5">s</text:span> la femme de Sganarelle.</text:p>
      <text:p text:style-name="Text_20_body"><text:span text:style-name="_3c_persName_3e_">Monsieur le Duc</text:span>, <text:span text:style-name="_3c_persName_3e_">Monsieur le Duc de S. Aignan</text:span>, <text:span text:style-name="_3c_persName_3e_">Messieurs Beauchamp</text:span>, <text:span text:style-name="T5">&amp;</text:span> <text:span text:style-name="_3c_persName_3e_">Raynal</text:span>.</text:p>
      <text:p text:style-name="Text_20_body"/>
      <text:p text:style-name="Text_20_body">FIN.</text:p>
      <text:p text:style-name="Text_20_body"/>
      <text:p text:style-name="P1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, sans-serif" svg:font-family="'Arial, sans-serif'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1cm" fo:margin-bottom="1cm" style:contextual-spacing="false"/>
    </style:style>
    <style:style style:name="_3c_l_3e_" style:display-name="&lt;l&gt;" style:family="paragraph" style:parent-style-name="Standard" style:default-outline-level="">
      <style:text-properties fo:color="#f4b083" loext:opacity="100%"/>
    </style:style>
    <style:style style:name="_3c_list_3e_" style:display-name="&lt;list&gt;" style:family="paragraph" style:parent-style-name="Standard" style:default-outline-level="">
      <style:text-properties style:font-name="Times New Roman" fo:font-family="'Times New Roman'" style:font-family-generic="roman" fo:font-size="11pt" style:text-underline-style="solid" style:text-underline-width="auto" style:text-underline-color="font-color" style:font-size-asian="11pt"/>
    </style:style>
    <style:style style:name="_3c_byline_3e_" style:display-name="&lt;byline&gt;" style:family="paragraph" style:parent-style-name="Standard" style:next-style-name="Text_20_body" style:default-outline-level="">
      <style:paragraph-properties fo:text-align="end" style:justify-single-word="false"/>
    </style:style>
    <style:style style:name="_3c_label.head_3e_" style:display-name="&lt;label.head&gt;" style:family="paragraph" style:parent-style-name="Text_20_body" style:default-outline-level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_3c_name_3e_" style:display-name="&lt;name&gt;" style:family="text">
      <style:text-properties style:use-window-font-color="true" loext:opacity="0%" fo:background-color="#0000ff" loext:padding="0cm" loext:border="none" loext:shadow="none"/>
    </style:style>
    <style:style style:name="_3c_persName_3e_" style:display-name="&lt;persName&gt;" style:family="text">
      <style:text-properties fo:color="#ffffff" loext:opacity="100%" fo:background-color="#ffff00" loext:padding="0cm" loext:border="0.26pt solid #ffd966" loext:shadow="none"/>
    </style:style>
    <style:style style:name="_3c_tech_3e_" style:display-name="&lt;tech&gt;" style:family="text">
      <style:text-properties fo:background-color="#ffff00" loext:padding="0cm" loext:border="0.26pt solid #ffe994" loext:shadow="none"/>
    </style:style>
    <style:style style:name="_3c_placeName_3e_" style:display-name="&lt;placeName&gt;" style:family="text">
      <style:text-properties fo:background-color="#ff0000" loext:padding="0cm" loext:border="none" loext:shadow="none"/>
    </style:style>
    <style:style style:name="Default_20_Paragraph_20_Font" style:display-name="Default Paragraph Font" style:family="text"/>
    <style:style style:name="_3c_date_3e_" style:display-name="&lt;date&gt;" style:family="text" style:parent-style-name="Default_20_Paragraph_20_Font">
      <style:text-properties fo:background-color="#f7caac" loext:padding="0cm" loext:border="none" loext:shadow="none"/>
    </style:style>
    <style:style style:name="_3c_foreign_3e_" style:display-name="&lt;foreign&gt;" style:family="text" style:parent-style-name="Default_20_Paragraph_20_Font">
      <style:text-properties fo:color="#ff00ff" loext:opacity="100%"/>
    </style:style>
    <style:style style:name="_3c_label.speaker_3e_" style:display-name="&lt;label.speaker&gt;" style:family="text" style:parent-style-name="Default_20_Paragraph_20_Font">
      <style:text-properties fo:font-style="italic" fo:background-color="#e2efd9" style:font-style-asian="italic" loext:padding="0cm" loext:border="none" loext:shadow="none"/>
    </style:style>
    <style:style style:name="_3c_pb_3e_" style:display-name="&lt;pb&gt;" style:family="text">
      <style:text-properties fo:color="#999999" loext:opacity="100%" style:font-name="Arial, sans-serif" fo:font-family="'Arial, sans-serif'" style:font-family-generic="roman" fo:font-size="11pt" fo:background-color="#ffffff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4:27:26.306000000</meta:creation-date>
    <dc:date>2020-12-16T16:56:48.373000000</dc:date>
    <meta:editing-duration>PT26M4S</meta:editing-duration>
    <meta:editing-cycles>5</meta:editing-cycles>
    <meta:generator>LibreOffice/7.0.2.2$Windows_X86_64 LibreOffice_project/8349ace3c3162073abd90d81fd06dcfb6b36b994</meta:generator>
    <meta:document-statistic meta:table-count="0" meta:image-count="0" meta:object-count="0" meta:page-count="7" meta:paragraph-count="104" meta:word-count="1071" meta:character-count="6376" meta:non-whitespace-character-count="5392"/>
  </office:meta>
</office:document-meta>
</file>